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text-properties style:font-name="Arial"/>
    </style:style>
    <style:style style:name="P4" style:family="paragraph" style:parent-style-name="Standard" style:list-style-name="L1">
      <style:text-properties style:font-name="Arial"/>
    </style:style>
    <style:style style:name="P5" style:family="paragraph" style:parent-style-name="Standard" style:list-style-name="L2">
      <style:text-properties style:font-name="Arial"/>
    </style:style>
    <style:style style:name="P6" style:family="paragraph" style:parent-style-name="Standard" style:list-style-name="L3">
      <style:text-properties style:font-name="Arial"/>
    </style:style>
    <style:style style:name="P7" style:family="paragraph" style:parent-style-name="Standard" style:list-style-name="L4">
      <style:text-properties style:font-name="Arial"/>
    </style:style>
    <style:style style:name="P8" style:family="paragraph" style:parent-style-name="Standard" style:list-style-name="L5">
      <style:text-properties style:font-name="Arial"/>
    </style:style>
    <style:style style:name="P9" style:family="paragraph" style:parent-style-name="Standard" style:list-style-name="L6">
      <style:text-properties style:font-name="Arial"/>
    </style:style>
    <style:style style:name="P10" style:family="paragraph" style:parent-style-name="Standard" style:list-style-name="L7">
      <style:text-properties style:font-name="Arial"/>
    </style:style>
    <style:style style:name="P11" style:family="paragraph" style:parent-style-name="Standard" style:list-style-name="L8">
      <style:text-properties style:font-name="Arial"/>
    </style:style>
    <style:style style:name="P12" style:family="paragraph" style:parent-style-name="Standard" style:list-style-name="L9">
      <style:text-properties style:font-name="Arial"/>
    </style:style>
    <style:style style:name="P13" style:family="paragraph" style:parent-style-name="Standard" style:list-style-name="L10">
      <style:text-properties style:font-name="Arial"/>
    </style:style>
    <style:style style:name="P14" style:family="paragraph" style:parent-style-name="Standard">
      <style:paragraph-properties fo:margin-left="0.9846in" fo:margin-right="0in" fo:text-indent="0in" style:auto-text-indent="false"/>
      <style:text-properties style:font-name="Arial"/>
    </style:style>
    <style:style style:name="P15" style:family="paragraph" style:parent-style-name="Standard">
      <style:paragraph-properties fo:break-before="page"/>
      <style:text-properties style:font-name="Arial"/>
    </style:style>
    <style:style style:name="P16" style:family="paragraph" style:parent-style-name="Heading_20_3">
      <style:text-properties style:font-name="Arial"/>
    </style:style>
    <style:style style:name="T1" style:family="text">
      <style:text-properties style:font-name="Arial"/>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style:text-position="super 58%" style:font-name="Arial" fo:font-size="12pt" style:font-size-asian="12pt" style:font-size-complex="12pt"/>
    </style:style>
    <style:style style:name="T5" style:family="text">
      <style:text-properties style:text-position="0% 100%"/>
    </style:style>
    <style:style style:name="T6" style:family="text">
      <style:text-properties style:text-position="0% 100%" fo:font-size="12pt" style:font-size-asian="12pt" style:font-size-complex="12pt"/>
    </style:style>
    <style:style style:name="T7" style:family="text">
      <style:text-properties style:text-position="0% 100%" style:font-name="Arial" fo:font-size="12pt" style:font-size-asian="12pt" style:font-size-complex="12pt"/>
    </style:style>
    <style:style style:name="T8" style:family="text">
      <style:text-properties fo:font-variant="normal" fo:text-transform="none" fo:color="#000000" style:font-name="sans-serif" fo:font-size="10.3999996185303pt" fo:letter-spacing="normal" fo:font-style="normal" fo:font-weight="normal"/>
    </style:style>
    <style:style style:name="T9" style:family="text">
      <style:text-properties fo:font-variant="normal" fo:text-transform="none" fo:color="#000000" style:font-name="Arial" fo:font-size="10.3999996185303pt"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style="normal" style:font-style-asian="normal" style:font-style-complex="normal"/>
    </style:style>
    <style:style style:name="T12" style:family="text">
      <style:text-properties style:font-name="Arial"/>
    </style:style>
    <style:style style:name="T13" style:family="text">
      <style:text-properties style:font-name="Arial" fo:font-size="12pt" style:font-size-asian="12pt" style:font-size-complex="12pt"/>
    </style:style>
    <style:style style:name="T14" style:family="text">
      <style:text-properties fo:font-size="12pt" style:font-size-asian="12pt" style:font-size-complex="12pt"/>
    </style:style>
    <style:style style:name="T15" style:family="text">
      <style:text-properties fo:font-style="italic" style:font-style-asian="italic" style:font-style-complex="italic"/>
    </style:style>
    <style:style style:name="T16" style:family="text">
      <style:text-properties fo:color="#dc23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page</text:p>
      <text:p text:style-name="P1"/>
      <text:p text:style-name="P1">Project title</text:p>
      <text:p text:style-name="P1">Benjamin van Enckevort</text:p>
      <text:p text:style-name="P1"/>
      <text:p text:style-name="P1">Duncan Gillies</text:p>
      <text:p text:style-name="P1"/>
      <text:p text:style-name="P1">Project path: path_to_project</text:p>
      <text:p text:style-name="P2">Introduction</text:p>
      <text:p text:style-name="P1"/>
      <text:p text:style-name="P1">Motivation</text:p>
      <text:p text:style-name="P1"/>
      <text:p text:style-name="P1">As of the time of writing, the video games industry is the largest entertainment industry on the planet. Call of Duty: Modern Warefare 2, the most popular video game ever released to date, made $550 million in the first five days of it's release and over $1 billion subsequently. With this kind of monetary gain at play, it is little wonder that video games developers are constantly striving for the latest and greatest in gaming technology.</text:p>
      <text:p text:style-name="P1"/>
      <text:p text:style-name="P1">Since the humble days of Pong, Frogger and Donkey Kong, we have seen a constant stream of improvements made to the look, feel and realism of video games, but as far as technology is concerned, this drive seems to be primarily concerned with graphics, and more recently <text:span text:style-name="T11">physics and convincing A.I, neglecting the importance of realistic sound.</text:span></text:p>
      <text:p text:style-name="P1"><text:span text:style-name="T11"/></text:p>
      <text:p text:style-name="P1"><text:span text:style-name="T11">This late decade has brought on a boom of efforts into bringing visual effects into the realm of the 3D, heralded as the answer to the apparent dwindling allure of standard flat cinema. In the gaming world, Nintendo plan to release the highly anticipated 3DS in March 2011, which boasts the ability to display “3D effects without the need for any special glasses”. Why then, one might ask, do we not see similar efforts poured into the ability to produce “3D” audio? Well to some extent, we have. Spectral cues and interaural delay from sound sources at defined locations can be encoded in what are called head-related transfer functions (HRTFs). When used over headphones, HRTFs can produce the</text:span></text:p>
      <text:p text:style-name="P1"><text:span text:style-name="T11"/></text:p>
      <text:p text:style-name="P1"><text:span text:style-name="T11">With many gamers now using headphone //// In terms of sound reproduction, headphones have one large advantage: the ability to play a completely different sound to the left and right ears respectively, with zero crossover. We see, and hear in stereo, and it is precisely this technique that allows us to display </text:span><text:span text:style-name="T15">faux</text:span><text:span text:style-name="T11"> 3D images on a cinema screen. The desire is for this project to do the same for audio. Of course, when wearing headphones, we lose one key ability in the way we locate sound: head movement. When an animal struggles to locate a sound, it cocks its head to one side and internally compares the parallax of the before and after. Humans do the same, but generally to a lesser degree. We subconsciously make small movements with our heads when struggling to locate a sound, and our brains continuously evaluate the most likely source of a sound making use of this information. HTape attempts to </text:span></text:p>
      <text:p text:style-name="P1"><text:span text:style-name="T11"/></text:p>
      <text:list xml:id="list1537911859" text:style-name="L1">
        <text:list-item>
          <text:list>
            <text:list-item>
              <text:p text:style-name="P4">Clear statement: What the project is about</text:p>
            </text:list-item>
          </text:list>
        </text:list-item>
      </text:list>
      <text:p text:style-name="P1"/>
      <text:p text:style-name="P1"><text:tab/>This project aims to provide a tool for the creation of immersive 3D audio, by continuously responding to the motion under translation and rotation of the listener's head. </text:p>
      <text:p text:style-name="P1">number of related issues normally experienced with dynamic virtual auditory environments by . The primary of these is by supplementing the loss of auditory-motor integration. <text:span text:style-name="T16">GAAAAAH</text:span>.</text:p>
      <text:p text:style-name="P1"/>
      <text:list xml:id="list1058771598" text:continue-numbering="true" text:style-name="L1">
        <text:list-item>
          <text:list>
            <text:list-item>
              <text:p text:style-name="P4">Summarise everything I set out to achieve</text:p>
            </text:list-item>
          </text:list>
        </text:list-item>
      </text:list>
      <text:p text:style-name="P1"/>
      <text:list xml:id="list1746710754" text:style-name="L8">
        <text:list-item>
          <text:list>
            <text:list-item>
              <text:list>
                <text:list-item>
                  <text:p text:style-name="P11">The ability to play a recorded sound as if is coming from a particular location in space</text:p>
                </text:list-item>
                <text:list-item>
                  <text:p text:style-name="P11">A listener should be able to locate the source of a sound in a virtual environment with significantly greater accuracy than in previous approaches. See references. <text:soft-page-break/>Show that head tracking increases this accuracy</text:p>
                </text:list-item>
                <text:list-item>
                  <text:p text:style-name="P11">Create a convincing physical integration with said environment (for example, moving blindfolded head close to virtual sawblade should raise user's heartrate somewhat...)</text:p>
                </text:list-item>
                <text:list-item>
                  <text:p text:style-name="P11">Simulation of physical effects with respect to motion, distance and acoustics</text:p>
                </text:list-item>
              </text:list>
            </text:list-item>
          </text:list>
        </text:list-item>
      </text:list>
      <text:p text:style-name="P1"><text:tab/></text:p>
      <text:p text:style-name="P1"/>
      <text:list xml:id="list1722575802" text:continue-list="list1058771598" text:style-name="L1">
        <text:list-item>
          <text:list>
            <text:list-item>
              <text:p text:style-name="P4">Clear summary of the project's background</text:p>
            </text:list-item>
          </text:list>
        </text:list-item>
      </text:list>
      <text:p text:style-name="P1"/>
      <text:list xml:id="list1097175799" text:style-name="L9">
        <text:list-item>
          <text:list>
            <text:list-item>
              <text:list>
                <text:list-item>
                  <text:p text:style-name="P12">It's not a new subject. HRTFs exist for this purpose.</text:p>
                </text:list-item>
                <text:list-item>
                  <text:p text:style-name="P12">Mostly used for recording and reproduction, not dynamic systems.</text:p>
                </text:list-item>
                <text:list-item>
                  <text:p text:style-name="P12">But. Big gap, not yet bridged: How to incorporate the auditory cues we make use of when listening to sound in the real world, which are destroyed by current audio generation? Translating and rotating the head. Why does the removal of this ability break down the experience?</text:p>
                </text:list-item>
              </text:list>
            </text:list-item>
          </text:list>
        </text:list-item>
      </text:list>
      <text:p text:style-name="P1"/>
      <text:p text:style-name="P1"/>
      <text:p text:style-name="P14">Since the 1990s, games developers have been experimenting with 3D positional audio effects in an effort to boost realism and immersion within their pro<text:span text:style-name="T13">ducts. <text:s/>Aureal Semiconductor </text:span><text:span text:style-name="T10">was the first on the scene with Aureal 3-Dimensional. This was then trumped by </text:span><text:span text:style-name="T13">Creative Labs when they introduced EAX</text:span><text:span text:style-name="T4">TM </text:span><text:span text:style-name="T7">toward the end of the decade, which aimed to provide 'environmental' audio effects in 3D gaming. EAX later followed with X-Fi CMSS-3</text:span><text:span text:style-name="T5">D, which was designed to provide faithful “upmixing” of two channel audio to 5.1 or 7.1 surround sound, and as a result, simulate much more realistic virtual environments. The driving force behind these efforts seems to be the desire to convince users that they really are where their computer screens would have them believe.</text:span></text:p>
      <text:p text:style-name="P1"/>
      <text:p text:style-name="P1"><text:span text:style-name="T11"/></text:p>
      <text:p text:style-name="P1"><text:span text:style-name="T11"/></text:p>
      <text:p text:style-name="P1"/>
      <text:p text:style-name="Standard"><text:tab/></text:p>
      <text:list xml:id="list1402215756" text:continue-list="list1722575802" text:style-name="L1">
        <text:list-item>
          <text:list>
            <text:list-item>
              <text:p text:style-name="P4">Project's relevance</text:p>
            </text:list-item>
          </text:list>
        </text:list-item>
      </text:list>
      <text:p text:style-name="P1"/>
      <text:p text:style-name="P1"><text:tab/><text:tab/>Why is the project relevant? It has many applications, mostly in the gaming industry. First and foremost, the intention is to enhance immersion, which is the virtual environment holy grail. Secondly, it expands the ways in which the user can interact with <text:s/>a game, effectively decoupling the virtual camera from the audio receiver. For example, whilst sprinting in-game, a quick flick of the head should be enough to determine whether a sound off to the player's left is positioned in front his current position. Traditionally, one would flick the mouse (or controller) in an attempt to achieve the same result, which would invariably throw the character off course as a side-effect. Also, with the introduction of new ways to interact with gaming devices, such as the Kinect, and the Playstation Move, being able to convincingly attach sound sources to real-world objects is an attractive idea. This is not possible without head tracking because it is otherwise impossible to know where the user's ears are. A potential application of this might be enhancing the sound effects generated by a lightsaber, wielded by the player in the form of the playstation move controller. Brushing the blade past the left and right ears by making the idential motion with one's fist should create <text:soft-page-break/>the familiar buzzing sound on the left and right side respectively.</text:p>
      <text:p text:style-name="P1"/>
      <text:p text:style-name="P1"><text:tab/>In addition to gaming, we can use this to enhance 3D conferencing environments, and could be massively instrumental in paving the way for auditory displays for the blind and hard of sight.</text:p>
      <text:p text:style-name="P1"/>
      <text:p text:style-name="P1"/>
      <text:p text:style-name="P1"/>
      <text:list xml:id="list1015695892" text:continue-numbering="true" text:style-name="L1">
        <text:list-item>
          <text:list>
            <text:list-item>
              <text:p text:style-name="P4">Main contributions?</text:p>
            </text:list-item>
          </text:list>
        </text:list-item>
      </text:list>
      <text:p text:style-name="P1"/>
      <text:p text:style-name="P1"/>
      <text:p text:style-name="P1"/>
      <text:p text:style-name="P1"/>
      <text:list xml:id="list1146105013" text:continue-numbering="true" text:style-name="L1">
        <text:list-item>
          <text:list>
            <text:list-item>
              <text:p text:style-name="P4">What is the problem?</text:p>
            </text:list-item>
          </text:list>
        </text:list-item>
      </text:list>
      <text:p text:style-name="P1"/>
      <text:p text:style-name="P1"><text:tab/>The problem is audio environments aren't very convincing. It's also very difficult to tell where sounds are coming from, which sucks when you're being shot at.</text:p>
      <text:p text:style-name="P1"/>
      <text:list xml:id="list1649848634" text:continue-numbering="true" text:style-name="L1">
        <text:list-item>
          <text:list>
            <text:list-item>
              <text:p text:style-name="P4">Explain motivation (Why is it important?)</text:p>
            </text:list-item>
          </text:list>
        </text:list-item>
      </text:list>
      <text:p text:style-name="P1"/>
      <text:p text:style-name="P1"><text:tab/>Could be important for blind people, but let's face it – video games industry is the LARGEST entertainment industry in the world. Any advancement in this field generates massive interest and can be enjoyed by millions world-wide. <text:span text:style-name="T16">… This sounds like a crap argument, irrespective of wording ...</text:span></text:p>
      <text:p text:style-name="P1"/>
      <text:p text:style-name="P1"/>
      <text:list xml:id="list2067427311" text:continue-numbering="true" text:style-name="L1">
        <text:list-item>
          <text:list>
            <text:list-item>
              <text:p text:style-name="P4">Identify issues (Why is it difficult to address?)</text:p>
            </text:list-item>
          </text:list>
        </text:list-item>
      </text:list>
      <text:p text:style-name="P1"/>
      <text:p text:style-name="P1"><text:span text:style-name="T11">While it is true that surround sound does provide </text:span><text:span text:style-name="T15">an</text:span><text:span text:style-name="T11"> answer to this problem, it has its shortcomings. First of all, surround sound requires a lot of equipment, and a room to house it in. Only one player can reasonably use a surround sound system at a time, and even if we restrict its usage to one player, sounds played out loud in this fashion can be a major annoyance for other people in the room. It is common, therefore, for headphones to be used for gaming, and surround sound to be used more generally for passive entertainment to a potentially wider audience, as with watching a movie. In addition, a common feature of on-line gaming is the ability for verbal communication between players, and headsets are generally used for this purpose.</text:span></text:p>
      <text:p text:style-name="P1"/>
      <text:p text:style-name="P1"/>
      <text:p text:style-name="P1"><text:tab/>It's only recently that head tracking has become affordable for the home user both in terms of computing power and equipment, which is possibly why we haven't seen commercial solutions to the problem so far. The solution as it stands is to use a well configured surround sound system, which <text:span text:style-name="T15">does</text:span><text:span text:style-name="T11"> allow the user to experience the benefits of physical grounding in the environment, but lacks behind in two respects: only one user may make use of the room at a time, and it is </text:span><text:span text:style-name="T15">very</text:span><text:span text:style-name="T11"> difficult if not currently impossible to replicate sound sources in close proximity to the user's head; an example being a quiet whisper into one ear.</text:span></text:p>
      <text:p text:style-name="P1"><text:span text:style-name="T11"/></text:p>
      <text:p text:style-name="P1"><text:span text:style-name="T11"><text:tab/>The things to be addressed are:</text:span></text:p>
      <text:list xml:id="list2005995268" text:style-name="L10">
        <text:list-item>
          <text:list>
            <text:list-item>
              <text:p text:style-name="P13"><text:soft-page-break/><text:span text:style-name="T11">3d positioning of sound; time-delay and level differences and spectral information</text:span></text:p>
            </text:list-item>
            <text:list-item>
              <text:p text:style-name="P13"><text:span text:style-name="T11">Spatial tracking of user's head including rotation and translation</text:span></text:p>
            </text:list-item>
            <text:list-item>
              <text:p text:style-name="P13"><text:span text:style-name="T11">effect under motion of sound sources (implicitly translates to the effect under motion of the user's head) for example doppler shift</text:span></text:p>
            </text:list-item>
          </text:list>
        </text:list-item>
      </text:list>
      <text:p text:style-name="P1"><text:span text:style-name="T11"/></text:p>
      <text:p text:style-name="P1"/>
      <text:p text:style-name="P1"/>
      <text:p text:style-name="P1"/>
      <text:list xml:id="list1448974830" text:continue-list="list2067427311" text:style-name="L1">
        <text:list-item>
          <text:list>
            <text:list-item>
              <text:p text:style-name="P4">Set the scene, provide reader with a summary of key things to look out for in the remainder of the report</text:p>
            </text:list-item>
          </text:list>
        </text:list-item>
      </text:list>
      <text:p text:style-name="P1"/>
      <text:p text:style-name="P1"/>
      <text:p text:style-name="P1"/>
      <text:list xml:id="list1850443199" text:continue-numbering="true" text:style-name="L1">
        <text:list-item>
          <text:list>
            <text:list-item>
              <text:p text:style-name="P4">mostly NON-TECHNICAL</text:p>
            </text:list-item>
          </text:list>
        </text:list-item>
      </text:list>
      <text:p text:style-name="P1"/>
      <text:p text:style-name="P1"/>
      <text:h text:style-name="P16" text:outline-level="3"/>
      <text:p text:style-name="P1"/>
      <text:p text:style-name="P1">Background</text:p>
      <text:p text:style-name="P1"/>
      <text:p text:style-name="P1">Binaural recordings</text:p>
      <text:p text:style-name="P1">HRTFs</text:p>
      <text:p text:style-name="P1">3D audio guidelines</text:p>
      <text:p text:style-name="P1">m</text:p>
      <text:p text:style-name="P1">Context:</text:p>
      <text:p text:style-name="P1">Surround sound</text:p>
      <text:p text:style-name="P1">3d headphones</text:p>
      <text:p text:style-name="P1">hrtfs</text:p>
      <text:p text:style-name="P1">XMMS-3D? EAX?</text:p>
      <text:p text:style-name="P1"/>
      <text:list xml:id="list95163895" text:style-name="L2">
        <text:list-item>
          <text:list>
            <text:list-item>
              <text:p text:style-name="P5">Set context: Relate to existing published work, read at start (now!) of project</text:p>
            </text:list-item>
            <text:list-item>
              <text:p text:style-name="P5">Explain thought process at this time (methods and approaches considered)</text:p>
            </text:list-item>
            <text:list-item>
              <text:p text:style-name="P5">Many ways to solve a problem – don't pick one at random</text:p>
            </text:list-item>
            <text:list-item>
              <text:p text:style-name="P5">Describe and evaluate as many alternative approaches as possible.</text:p>
            </text:list-item>
            <text:list-item>
              <text:p text:style-name="P5">Acknowledge the sources of your inspiration</text:p>
            </text:list-item>
            <text:list-item>
              <text:p text:style-name="P5">Must have seen and thought about other people's ideas – my contribution is putting them together into practice in some other context.</text:p>
            </text:list-item>
          </text:list>
        </text:list-item>
      </text:list>
      <text:p text:style-name="P1"/>
      <text:list xml:id="list41966089" text:style-name="L3">
        <text:list-item>
          <text:list>
            <text:list-item>
              <text:p text:style-name="P6">Analysis</text:p>
              <text:list>
                <text:list-item>
                  <text:p text:style-name="P6">Explain how the proposed solution operates in my own words</text:p>
                </text:list-item>
                <text:list-item>
                  <text:p text:style-name="P6">Benefits and consequences.</text:p>
                </text:list-item>
              </text:list>
            </text:list-item>
          </text:list>
        </text:list-item>
      </text:list>
      <text:p text:style-name="P1"/>
      <text:list xml:id="list1702027952" text:continue-numbering="true" text:style-name="L3">
        <text:list-item>
          <text:list>
            <text:list-item>
              <text:p text:style-name="P6">Synthesis</text:p>
              <text:list>
                <text:list-item>
                  <text:p text:style-name="P6">Organisation of related work section</text:p>
                </text:list-item>
                <text:list-item>
                  <text:p text:style-name="P6">identifying and generalising common aspects across different solutions</text:p>
                </text:list-item>
              </text:list>
            </text:list-item>
          </text:list>
        </text:list-item>
      </text:list>
      <text:p text:style-name="P1"/>
      <text:list xml:id="list1806017480" text:continue-numbering="true" text:style-name="L3">
        <text:list-item>
          <text:list>
            <text:list-item>
              <text:p text:style-name="P6"><text:soft-page-break/>Critical judgment</text:p>
              <text:list>
                <text:list-item>
                  <text:p text:style-name="P6">Discussing the limitations of my solutions (proposed) in terms of disadvantages and limits of applicability</text:p>
                </text:list-item>
              </text:list>
            </text:list-item>
          </text:list>
        </text:list-item>
      </text:list>
      <text:p text:style-name="P1"/>
      <text:p text:style-name="P1"/>
      <text:p text:style-name="P1"/>
      <text:p text:style-name="P2">Body of the report</text:p>
      <text:p text:style-name="P1"/>
      <text:p text:style-name="P1"><text:tab/>Currently:</text:p>
      <text:p text:style-name="P1"><text:tab/></text:p>
      <text:list xml:id="list384708585" text:style-name="L4">
        <text:list-item>
          <text:list>
            <text:list-item>
              <text:p text:style-name="P7">Explain main aspects of the solution that my project proposes</text:p>
            </text:list-item>
            <text:list-item>
              <text:p text:style-name="P7">Main aspects of the architecture?</text:p>
            </text:list-item>
            <text:list-item>
              <text:p text:style-name="P7">Algorithms etc</text:p>
            </text:list-item>
            <text:list-item>
              <text:p text:style-name="P7">In essence, write specification of the solution in enough detail that if given to an external programmer, he should be able to implement it.</text:p>
            </text:list-item>
            <text:list-item>
              <text:p text:style-name="P7">Some aspects of solution will be missing – explain the main idea for tackling them.</text:p>
            </text:list-item>
          </text:list>
        </text:list-item>
      </text:list>
      <text:p text:style-name="P1"/>
      <text:p text:style-name="P1"><text:tab/>For final report:</text:p>
      <text:p text:style-name="P1"/>
      <text:list xml:id="list996699447" text:style-name="L5">
        <text:list-item>
          <text:list>
            <text:list-item>
              <text:p text:style-name="P8">Three or four chapters detailing the technical work undertaken during the project.</text:p>
            </text:list-item>
            <text:list-item>
              <text:p text:style-name="P8">Can be chronological:</text:p>
              <text:list>
                <text:list-item>
                  <text:p text:style-name="P8">Design, implementation, experimentation, optimisation, evaluation etc,</text:p>
                </text:list-item>
                <text:list-item>
                  <text:p text:style-name="P8">Not always best approach</text:p>
                </text:list-item>
              </text:list>
            </text:list-item>
            <text:list-item>
              <text:p text:style-name="P8">Make clear how we arrived at chosen approach in preference to the alternatives documented in the background section.</text:p>
            </text:list-item>
            <text:list-item>
              <text:p text:style-name="P8">Describe and justify the design of the audio engine</text:p>
              <text:list>
                <text:list-item>
                  <text:p text:style-name="P8">Use UML or similar</text:p>
                </text:list-item>
              </text:list>
            </text:list-item>
            <text:list-item>
              <text:p text:style-name="P8">Document problems or features of implementation</text:p>
            </text:list-item>
            <text:list-item>
              <text:p text:style-name="P8">Discuss integration and testing.</text:p>
            </text:list-item>
          </text:list>
        </text:list-item>
      </text:list>
      <text:p text:style-name="P1"/>
      <text:p text:style-name="P1"/>
      <text:p text:style-name="P2">Evaluation</text:p>
      <text:p text:style-name="P1"/>
      <text:list xml:id="list1966376082" text:style-name="L6">
        <text:list-item>
          <text:list>
            <text:list-item>
              <text:p text:style-name="P9">How are you going to evaluate the resulting solution of the project?</text:p>
              <text:list>
                <text:list-item>
                  <text:p text:style-name="P9">Go into detail</text:p>
                </text:list-item>
              </text:list>
            </text:list-item>
            <text:list-item>
              <text:p text:style-name="P9">Which aspects need to be evaluated for comparison with existing prior work</text:p>
            </text:list-item>
            <text:list-item>
              <text:p text:style-name="P9">What qualitative and quantitative aspects will need evaluating</text:p>
            </text:list-item>
            <text:list-item>
              <text:p text:style-name="P9">What tests / benchmarks will be run?</text:p>
            </text:list-item>
          </text:list>
        </text:list-item>
      </text:list>
      <text:p text:style-name="P1"/>
      <text:p text:style-name="P1">Plan of work</text:p>
      <text:p text:style-name="P1"/>
      <text:list xml:id="list1668299813" text:style-name="L7">
        <text:list-item>
          <text:list>
            <text:list-item>
              <text:p text:style-name="P10">What remains to be done?</text:p>
            </text:list-item>
            <text:list-item>
              <text:p text:style-name="P10">What do you expect the timetable to be?</text:p>
              <text:list>
                <text:list-item>
                  <text:p text:style-name="P10">Allow time to write the final report, presentation and work on the final demonstration</text:p>
                </text:list-item>
                <text:list-item>
                  <text:p text:style-name="P10">Do not just give a timetable</text:p>
                  <text:list>
                    <text:list-item>
                      <text:p text:style-name="P10">Explain fallback positions if you run out of time</text:p>
                    </text:list-item>
                    <text:list-item>
                      <text:p text:style-name="P10">What extensions can be added if you have more time</text:p>
                    </text:list-item>
                  </text:list>
                </text:list-item>
              </text:list>
            </text:list-item>
            <text:list-item>
              <text:p text:style-name="P10">Explain (succinctly) relative priority of remaining tasks (and rationa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 Enckevort1</meta:initial-creator>
    <meta:creation-date>2011-01-10T17:21:53</meta:creation-date>
    <dc:date>2011-01-17T05:18:39</dc:date>
    <dc:creator>Ben Enckevort1</dc:creator>
    <meta:editing-duration>PT112H59M11S</meta:editing-duration>
    <meta:editing-cycles>15</meta:editing-cycles>
    <meta:generator>OpenOffice.org/3.2$Linux OpenOffice.org_project/320m12$Build-9483</meta:generator>
    <meta:document-statistic meta:table-count="0" meta:image-count="0" meta:object-count="0" meta:page-count="8" meta:paragraph-count="99" meta:word-count="1862" meta:character-count="11041"/>
  </office:meta>
</office:document-meta>
</file>